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bbdc5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bbdc5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officeooo:paragraph-rsid="001bbdc5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officeooo:paragraph-rsid="001bbdc5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1bbdc5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officeooo:paragraph-rsid="001bbdc5"/>
    </style:style>
    <style:style style:name="P11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1bbdc5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5">
      <style:paragraph-properties fo:margin-left="0cm" fo:margin-right="0cm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officeooo:paragraph-rsid="001bbdc5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officeooo:paragraph-rsid="001bbdc5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  <style:text-properties officeooo:paragraph-rsid="001bbdc5"/>
    </style:style>
    <style:style style:name="T1" style:family="text">
      <style:text-properties officeooo:rsid="001bbdc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hecklist para o Projeto de Algoritmo em Computabilidade e Complexidade de Algoritmo</text:span></text:p>
      <text:p text:style-name="P1"><text:span text:style-name="Strong_20_Emphasis">Fase 1: Análise </text:span>[ ] </text:p>
      <text:list text:style-name="L1">
        <text:list-item>
          <text:p text:style-name="P2">[ <text:span text:style-name="T1">Todos</text:span> ] Problema selecionado e definido claramente.</text:p>
        </text:list-item>
        <text:list-item>
          <text:p text:style-name="P3">[ <text:span text:style-name="T1">Todos</text:span> ]  Compreensão aprofundada da natureza e desafios do problema.</text:p>
        </text:list-item>
        <text:list-item>
          <text:p text:style-name="P4">[ <text:span text:style-name="T1">Todos</text:span> ] Modelo matemático ou teórico desenvolvido para representar o problema.</text:p>
        </text:list-item>
      </text:list>
      <text:p text:style-name="P1"><text:span text:style-name="Strong_20_Emphasis">Fase 2: Planejamento </text:span>[ ] </text:p>
      <text:list text:style-name="L2">
        <text:list-item>
          <text:p text:style-name="P7"> [ <text:span text:style-name="T1">Bruna</text:span> ] Objetivos do algoritmo definidos com clareza.</text:p>
        </text:list-item>
        <text:list-item>
          <text:p text:style-name="P7"> [ <text:span text:style-name="T1">Bruna</text:span> ] Métricas para avaliação de eficiência do algoritmo estabelecidas.</text:p>
        </text:list-item>
        <text:list-item>
          <text:p text:style-name="P7"> [ <text:span text:style-name="T1">Bruna</text:span> ] Estratégia geral de resolução do problema proposta.</text:p>
        </text:list-item>
        <text:list-item>
          <text:p text:style-name="P5"> [ <text:span text:style-name="T1">Augusto</text:span> ] Subproblemas identificados e divididos, se aplicável.</text:p>
        </text:list-item>
        <text:list-item>
          <text:p text:style-name="P7"> [ <text:span text:style-name="T1">Augusto</text:span> ] Estrutura geral do algoritmo esboçada.</text:p>
        </text:list-item>
        <text:list-item>
          <text:p text:style-name="P7"> [ <text:span text:style-name="T1">Augusto</text:span> ] Casos limite ou situações especiais identificados.</text:p>
        </text:list-item>
        <text:list-item>
          <text:p text:style-name="P6"> [ <text:span text:style-name="T1">Gustavo</text:span> ] Análise teórica realizada para verificar a correção do algoritmo.</text:p>
        </text:list-item>
      </text:list>
      <text:p text:style-name="P1"><text:span text:style-name="Strong_20_Emphasis">Fase 3: Desenho </text:span>[ ] </text:p>
      <text:list text:style-name="L3">
        <text:list-item>
          <text:p text:style-name="P8"> [ <text:span text:style-name="T1">Gustavo</text:span> ] Análise de complexidade realizada para avaliar a eficiência teórica do algoritmo.</text:p>
        </text:list-item>
        <text:list-item>
          <text:p text:style-name="P9"> [ <text:span text:style-name="T1">Gustavo</text:span> ] Pontos críticos do algoritmo identificados para otimização, se necessário.</text:p>
        </text:list-item>
      </text:list>
      <text:p text:style-name="P1"><text:span text:style-name="Strong_20_Emphasis">Fase 4: Programação e Teste </text:span>[ ] </text:p>
      <text:list text:style-name="L4">
        <text:list-item>
          <text:p text:style-name="P10">[ <text:span text:style-name="T1">Todos</text:span> ] Algoritmo traduzido com precisão em código de programação.</text:p>
        </text:list-item>
        <text:list-item>
          <text:p text:style-name="P10">[ <text:span text:style-name="T1">Todos</text:span> ] Código de programação escrito de forma clara e organizada.</text:p>
        </text:list-item>
        <text:list-item>
          <text:p text:style-name="P10">[ <text:span text:style-name="T1">Todos</text:span> ]  Testes rigorosos realizados em uma variedade de casos de teste.</text:p>
        </text:list-item>
        <text:list-item>
          <text:p text:style-name="P10">[ <text:span text:style-name="T1">Todos</text:span> ] Casos limite e situações especiais testados.</text:p>
        </text:list-item>
        <text:list-item>
          <text:p text:style-name="P11">[ <text:span text:style-name="T1">Todos</text:span> ] Erros e problemas durante o teste de programa identificados e corrigidos.</text:p>
        </text:list-item>
      </text:list>
      <text:p text:style-name="P1"><text:span text:style-name="Strong_20_Emphasis">Documentação e Avaliação do Projeto </text:span>[ ] </text:p>
      <text:list text:style-name="L5">
        <text:list-item>
          <text:p text:style-name="P12"> [ <text:span text:style-name="T1">João</text:span> ] Documentação completa, incluindo especificação do algoritmo e análise de complexidade.</text:p>
        </text:list-item>
        <text:list-item>
          <text:p text:style-name="P14"> [ <text:span text:style-name="T1">João</text:span> ] Documentação revisada para clareza e rigor técnico.</text:p>
        </text:list-item>
        <text:list-item>
          <text:p text:style-name="P14"> [ <text:span text:style-name="T1">João</text:span> ] Avaliação da eficácia do algoritmo em termos de tempo de execução, uso de recursos e precisão na resolução do problema.</text:p>
        </text:list-item>
        <text:list-item>
          <text:p text:style-name="P13"> [ <text:span text:style-name="T1">todos</text:span> ] Avaliação da colaboração da equipe e cumprimento dos prazos.</text:p>
        </text:list-item>
      </text:list>
      <text:p text:style-name="P1"><text:span text:style-name="Strong_20_Emphasis">Apresentação e Conclusão do Projeto </text:span>[ ] </text:p>
      <text:list text:style-name="L6">
        <text:list-item>
          <text:p text:style-name="P15">[ <text:span text:style-name="T1">Bruna</text:span> ] Apresentação do projeto preparada com informações claras e objetivas.</text:p>
        </text:list-item>
        <text:list-item>
          <text:p text:style-name="P16">[ <text:span text:style-name="T1">Bruna</text:span> ] Conclusões do projeto destacando os resultados e aprendizados.</text:p>
        </text:list-item>
        <text:list-item>
          <text:p text:style-name="P17">[ <text:span text:style-name="T1">Bruna</text:span> ] Discussão sobre o projeto e respostas a perguntas da audiênci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6:45:56.447000000</meta:creation-date>
    <dc:date>2024-11-23T16:49:07.436000000</dc:date>
    <meta:editing-duration>PT3M11S</meta:editing-duration>
    <meta:editing-cycles>1</meta:editing-cycles>
    <meta:document-statistic meta:table-count="0" meta:image-count="0" meta:object-count="0" meta:page-count="1" meta:paragraph-count="31" meta:word-count="350" meta:character-count="2073" meta:non-whitespace-character-count="1757"/>
    <meta:generator>LibreOffice/24.2.5.2$Windows_X86_64 LibreOffice_project/bffef4ea93e59bebbeaf7f431bb02b1a39ee8a59</meta:generator>
  </office:meta>
</office:document-meta>
</file>